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4" style:family="paragraph" style:parent-style-name="Standard">
      <style:paragraph-properties fo:margin-left="0.389in" fo:margin-right="0in" fo:margin-top="0in" fo:margin-bottom="0in" loext:contextual-spacing="false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6" style:family="paragraph" style:parent-style-name="Standard">
      <style:paragraph-properties fo:margin-left="0.5in" fo:margin-right="0in" fo:margin-top="0in" fo:margin-bottom="0in" loext:contextual-spacing="false" fo:text-indent="0.5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8" style:family="paragraph" style:parent-style-name="Standard">
      <style:paragraph-properties fo:margin-left="0.25in" fo:margin-right="0in" fo:margin-top="0in" fo:margin-bottom="0in" loext:contextual-spacing="false" fo:text-indent="0in" style:auto-text-indent="false"/>
    </style:style>
    <style:style style:name="P9" style:family="paragraph" style:parent-style-name="Standard">
      <style:paragraph-properties fo:margin-left="0.75in" fo:margin-right="0in" fo:margin-top="0in" fo:margin-bottom="0in" loext:contextual-spacing="false" fo:text-indent="-0.25in" style:auto-text-indent="false"/>
      <style:text-properties fo:font-size="10pt" style:font-size-asian="10pt" style:font-size-complex="10pt"/>
    </style:style>
    <style:style style:name="T1" style:family="text">
      <style:text-properties fo:color="#000099" style:text-underline-style="solid" style:text-underline-width="auto" style:text-underline-color="font-color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color="#1155cc" fo:font-size="10pt" fo:font-style="italic" style:text-underline-style="solid" style:text-underline-width="auto" style:text-underline-color="font-color" style:font-size-asian="10pt" style:font-style-asian="italic" style:font-size-complex="10pt"/>
    </style:style>
    <style:style style:name="T5" style:family="text">
      <style:text-properties fo:color="#da5420"/>
    </style:style>
    <style:style style:name="T6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/>
    </style:style>
    <style:style style:name="T7" style:family="text">
      <style:text-properties fo:font-size="10pt" fo:font-style="italic" style:font-size-asian="10pt" style:font-style-asian="italic" style:font-size-complex="10pt"/>
    </style:style>
    <style:style style:name="T8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rdavan Kanani</text:p>
      <text:p text:style-name="P2">10156 Sycamore Hollow Lane</text:p>
      <text:p text:style-name="P2">Germantown, MD 20876</text:p>
      <text:p text:style-name="P2">Phone: 617-447-7996</text:p>
      <text:p text:style-name="P2">Email:<text:span text:style-name="T1">ardavan.kanani@me.com</text:span></text:p>
      <text:p text:style-name="P2">GitHub:<text:a xlink:type="simple" xlink:href="https://github.com/Ardook/noor" text:style-name="Internet_20_link" text:visited-style-name="Visited_20_Internet_20_Link"> </text:a><text:a xlink:type="simple" xlink:href="https://github.com/Ardook/noor" text:style-name="Internet_20_link" text:visited-style-name="Visited_20_Internet_20_Link"><text:span text:style-name="T2">https://github.com/Ardook/noor</text:span></text:a></text:p>
      <text:p text:style-name="P1"><text:span text:style-name="T5">Education:</text:span></text:p>
      <text:p text:style-name="P1"><text:span text:style-name="T6">University of North Carolina at Chapel Hill, Chapel Hill, NC</text:span></text:p>
      <text:p text:style-name="P1"><text:span text:style-name="T8">M.S. in Computer Science GPA 3.8 (Withdrawn due to financial difficulties)</text:span></text:p>
      <text:p text:style-name="P1"><text:span text:style-name="T8">(Computer Graphics and Simulation)</text:span></text:p>
      <text:p text:style-name="P1"><text:s/></text:p>
      <text:p text:style-name="P1"><text:span text:style-name="T6">Courant Institute of Mathematical Sciences, New York, NY</text:span></text:p>
      <text:p text:style-name="P1"><text:span text:style-name="T8">M.S. in Mathematics (December 2007) GPA 3.7</text:span></text:p>
      <text:p text:style-name="P1"><text:s/></text:p>
      <text:p text:style-name="P1"><text:span text:style-name="T6">Massachusetts Institute of Technology, Cambridge MA</text:span></text:p>
      <text:p text:style-name="P1"><text:span text:style-name="T8">Advanced Study Program Fellow Mathematics</text:span></text:p>
      <text:p text:style-name="P1"><text:span text:style-name="T8">(September 2004 to January 2006)</text:span></text:p>
      <text:p text:style-name="P1"><text:s/></text:p>
      <text:p text:style-name="P1"><text:span text:style-name="T6">Polytechnic University, Brooklyn NY</text:span></text:p>
      <text:p text:style-name="P1"><text:span text:style-name="T8">B.S. in Computer Science (December 1998)</text:span></text:p>
      <text:p text:style-name="P1"><text:s/></text:p>
      <text:p text:style-name="P1"><text:span text:style-name="T5">Experience:</text:span></text:p>
      <text:p text:style-name="P1"><text:span text:style-name="T6">(10/2015 to present) personal project</text:span></text:p>
      <text:p text:style-name="P1"><text:span text:style-name="T6">(</text:span><text:a xlink:type="simple" xlink:href="https://github.com/Ardook/noor" text:style-name="Internet_20_link" text:visited-style-name="Visited_20_Internet_20_Link"><text:span text:style-name="T2">https://github.com/Ardook/noor</text:span></text:a>)</text:p>
      <text:p text:style-name="P1"><text:span text:style-name="T7">Noor (GPU path tracer):</text:span></text:p>
      <text:p text:style-name="P4"><text:soft-page-break/><text:span text:style-name="T8">Noor is a real-time gpu path tracer.</text:span></text:p>
      <text:p text:style-name="P4"><text:s/></text:p>
      <text:p text:style-name="P1"><text:span text:style-name="T6">(01/13 to 10/2015) HeroEngine</text:span></text:p>
      <text:p text:style-name="P1"><text:span text:style-name="T7">Graphics Software Engineer:</text:span></text:p>
      <text:p text:style-name="P4"><text:span text:style-name="T8">- HeroEngine camera system.</text:span></text:p>
      <text:p text:style-name="P4"><text:span text:style-name="T8">- HeroEngine asset Management with support for FBX and Granny.</text:span></text:p>
      <text:p text:style-name="P4"><text:span text:style-name="T8">- HeroEngine animation framework with support for FBX and Granny.</text:span></text:p>
      <text:p text:style-name="P4"><text:span text:style-name="T8">- HeroEngine path follower system. </text:span></text:p>
      <text:p text:style-name="P4"><text:span text:style-name="T8">- OpenGL renderer for HeroEngine.</text:span></text:p>
      <text:p text:style-name="P1"><text:s/></text:p>
      <text:p text:style-name="P1"><text:span text:style-name="T6">(05/12 to 08/12) ILM R&amp;D Rendering</text:span></text:p>
      <text:p text:style-name="P1"><text:span text:style-name="T7">R&amp;D Intern:</text:span></text:p>
      <text:p text:style-name="P4"><text:span text:style-name="T8">- Research and Development of a new motion blur technique in high performance ray tracing. (Embree, SIMD, C++, OpenGL, and Maya).</text:span></text:p>
      <text:p text:style-name="P1"><text:s/></text:p>
      <text:p text:style-name="P1"><text:span text:style-name="T6">(08/10 to 12/10) UNC Chapel Hill, NC</text:span></text:p>
      <text:p text:style-name="P5"><text:span text:style-name="T7">- </text:span><text:span text:style-name="T8">Research assistant, Wide Area Display Systems Group:</text:span></text:p>
      <text:p text:style-name="P6"><text:span text:style-name="T8">(</text:span><text:a xlink:type="simple" xlink:href="http://www.cs.unc.edu/Research/stc/Projects/wav.html" text:style-name="Internet_20_link" text:visited-style-name="Visited_20_Internet_20_Link"><text:span text:style-name="T3">http://www.cs.unc.edu/Research/stc/Projects/wav.html</text:span></text:a>)</text:p>
      <text:p text:style-name="P5"><text:span text:style-name="T8">- Teaching assistant, graduate level computer graphics.</text:span></text:p>
      <text:p text:style-name="P5"><text:span text:style-name="T8">- Teaching assistant, high performance computing offered by NCSA.</text:span></text:p>
      <text:p text:style-name="P5"><text:span text:style-name="T8">- Research assistant, RENCI GPU performance analysis for HPCToolkit.</text:span></text:p>
      <text:p text:style-name="P7"><text:span text:style-name="T6">(01/03 to 08/04) Cold Spring Harbor Laboratory, NY</text:span></text:p>
      <text:p text:style-name="P1"><text:span text:style-name="T7">Software Engineer: International HAPMAP Project</text:span><text:a xlink:type="simple" xlink:href="http://www.hapmap.org/" text:style-name="Internet_20_link" text:visited-style-name="Visited_20_Internet_20_Link"><text:span text:style-name="T7"> </text:span></text:a><text:a xlink:type="simple" xlink:href="http://www.hapmap.org/" text:style-name="Internet_20_link" text:visited-style-name="Visited_20_Internet_20_Link"><text:span text:style-name="T4">http://www.hapmap.org</text:span></text:a></text:p>
      <text:p text:style-name="P4"><text:span text:style-name="T8">- Developed HAPMAP DB backed data management system. (C++ &amp; Perl)</text:span></text:p>
      <text:p text:style-name="P4"><text:span text:style-name="T8">- Automated XML schema to DB schema conversion. (Perl &amp; Java)</text:span></text:p>
      <text:p text:style-name="P4"><text:span text:style-name="T8">- DB schema design, management, and tuning. (Oracle, PostgreSQL, and MySQL)</text:span></text:p>
      <text:p text:style-name="P4"><text:s/></text:p>
      <text:p text:style-name="P1"><text:soft-page-break/><text:span text:style-name="T6">(12/00 to 12/02) Ericsson Inc., Woodbury NY</text:span></text:p>
      <text:p text:style-name="P1"><text:span text:style-name="T7">Software Engineer: Multimedia Messaging System, MMS:</text:span></text:p>
      <text:p text:style-name="P4"><text:span text:style-name="T8">- Developed performance monitoring toolkit for high speed network switches (C++ &amp; Perl)</text:span></text:p>
      <text:p text:style-name="P4"><text:span text:style-name="T8">- Designed and developed the Subscriber Provisioning Component of the MMS. (Java)</text:span></text:p>
      <text:p text:style-name="P4"><text:span text:style-name="T8">- Designed and developed the multi-threaded Billing Component of the MMS. (Java &amp; C++)</text:span></text:p>
      <text:p text:style-name="P4"><text:span text:style-name="T8">- Performed performance tuning of the MMS database system. (Oracle)</text:span></text:p>
      <text:p text:style-name="P1"><text:s text:c="2"/></text:p>
      <text:p text:style-name="P1"><text:span text:style-name="T6">(8/98 to 9/99) Cold Spring Harbor Laboratory, NY</text:span></text:p>
      <text:p text:style-name="P1"><text:span text:style-name="T7">Intern Software Engineer (50% Cancer Institute and 50% Information Systems):</text:span></text:p>
      <text:p text:style-name="P1"><text:span text:style-name="T7"><text:s text:c="5"/><text:tab/>- </text:span><text:span text:style-name="T8">Implemented a local version of DNA sequencing program BLAST. (Perl &amp; Perl)</text:span></text:p>
      <text:p text:style-name="P1"><text:span text:style-name="T8"><text:s text:c="5"/><text:tab/>- Developed M-BLAST. (Multi-submission BLAST in Perl)</text:span></text:p>
      <text:p text:style-name="P1"><text:span text:style-name="T8"><text:s text:c="5"/><text:tab/>- Database administration. (Oracle, MySQL, and PostgreSQL)</text:span></text:p>
      <text:p text:style-name="P1"><text:span text:style-name="T8"><text:s text:c="5"/><text:tab/>- UNIX System administration. (Solaris, IRIX, and Linux)</text:span></text:p>
      <text:p text:style-name="P1"><text:span text:style-name="T8"><text:s text:c="5"/><text:tab/>- Business system administration.</text:span></text:p>
      <text:p text:style-name="P1"><text:s/></text:p>
      <text:p text:style-name="P1"><text:span text:style-name="T6">(1/98 to 7/98) Advanced Software Kinetics, Brooklyn NY</text:span></text:p>
      <text:p text:style-name="P1"><text:span text:style-name="T7">Intern Software Engineer:</text:span></text:p>
      <text:p text:style-name="P1"><text:span text:style-name="T7"><text:s text:c="5"/><text:tab/>- </text:span><text:span text:style-name="T8">Developed Polytechnic University’s Chat System. (C++)</text:span></text:p>
      <text:p text:style-name="P1"><text:span text:style-name="T8"><text:s text:c="5"/><text:tab/>- Developed the back end for V-GO Single Sign on system. (C++)</text:span></text:p>
      <text:p text:style-name="P1"><text:s/></text:p>
      <text:p text:style-name="P1"><text:span text:style-name="T6">(1/96 to 8/96) General Electric Power Systems, Schenectady NY</text:span></text:p>
      <text:p text:style-name="P1"><text:span text:style-name="T7">Intern Software Engineer:</text:span></text:p>
      <text:p text:style-name="P1"><text:span text:style-name="T7"><text:s text:c="5"/><text:tab/>- </text:span><text:span text:style-name="T8">Assisted with ISO 9000 initiation efforts.</text:span></text:p>
      <text:p text:style-name="P1"><text:span text:style-name="T8"><text:s text:c="5"/><text:tab/>- AirFoil 3D CAD/CAM. (Unigraphics)</text:span></text:p>
      <text:p text:style-name="P1"><text:span text:style-name="T8"><text:s text:c="5"/><text:tab/>- Numerical Control Programming.</text:span></text:p>
      <text:p text:style-name="P1"><text:s/></text:p>
      <text:p text:style-name="P1"><text:soft-page-break/><text:span text:style-name="T5">Relevant Course Projects:</text:span></text:p>
      <text:p text:style-name="P5"><text:span text:style-name="T8">- Real-Time SPH fluid simulation in CUDA</text:span></text:p>
      <text:p text:style-name="P8"><text:span text:style-name="T8"><text:s text:c="3"/><text:tab/>- Machine vision, 1st place in image classification competition</text:span></text:p>
      <text:p text:style-name="P8"><text:span text:style-name="T8"><text:s text:c="3"/><text:tab/>- Rigid Body Dynamics simulation on CPU</text:span></text:p>
      <text:p text:style-name="P8"><text:span text:style-name="T8"><text:s text:c="3"/><text:tab/>- Real-time Whitted ray tracer in CUDA</text:span></text:p>
      <text:p text:style-name="P8"><text:span text:style-name="T8"><text:s text:c="3"/><text:tab/>- Massive Crowd Simulation using collision avoidance technique RVO</text:span></text:p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3" meta:word-count="476" meta:character-count="3432" meta:non-whitespace-character-count="2937"/>
    <meta:generator>LibreOfficeDev/5.1.0.3$Linux_X86_64 LibreOffice_project/</meta:generator>
  </office:meta>
</office:document-meta>
</file>